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1cab0" officeooo:paragraph-rsid="0001cab0"/>
    </style:style>
    <style:style style:name="P2" style:family="paragraph" style:parent-style-name="Footer">
      <style:text-properties officeooo:rsid="0001cab0" officeooo:paragraph-rsid="0001cab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cab0" officeooo:paragraph-rsid="0001cab0"/>
    </style:style>
    <style:style style:name="MP2" style:family="paragraph" style:parent-style-name="Footer">
      <style:text-properties officeooo:rsid="0001cab0" officeooo:paragraph-rsid="0001cab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es ist die Kopfzeile</text:p>
      </style:header>
      <style:footer>
        <text:p text:style-name="MP2">Dies ist die Fußzeile Seite <text:page-number text:select-page="current">1</text:page-number> von <text:page-count>1</text:page-count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  <style:master-page style:name="Envelope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5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4-08-28T18:10:52</meta:creation-date>
    <dc:date>2018-09-11T13:36:34.456245928</dc:date>
    <meta:editing-cycles>3</meta:editing-cycles>
    <meta:editing-duration>PT23S</meta:editing-duration>
    <meta:document-statistic meta:table-count="0" meta:image-count="0" meta:object-count="0" meta:page-count="1" meta:paragraph-count="3" meta:word-count="13" meta:character-count="75" meta:non-whitespace-character-count="65"/>
  </office:meta>
</office:document-meta>
</file>